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Liberation Sans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5-225_items-with_ext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table:style-name="ce31" office:value-type="string" calcext:value-type="string">
            <text:p>Following are 45 extra items, some of which may be somewhat similar to the preceding 180 best items</text:p>
          </table:table-cell>
          <table:table-cell table:number-columns-repeated="9"/>
        </table:table-row>
        <table:table-row table:style-name="ro5">
          <table:table-cell table:number-columns-repeated="10"/>
        </table:table-row>
        <table:table-row table:style-name="ro5">
          <table:table-cell office:value-type="string" calcext:value-type="string">
            <text:p>I do my best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7]);1;IF(ISTEXT([.C187]);2;IF(ISTEXT([.D187]);3;IF(ISTEXT([.E187]);4;IF(ISTEXT([.F18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88]);1;IF(ISTEXT([.C188]);2;IF(ISTEXT([.D188]);3;IF(ISTEXT([.E188]);4;IF(ISTEXT([.F18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emotional, but can be very logical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9]);1;IF(ISTEXT([.C189]);2;IF(ISTEXT([.D189]);3;IF(ISTEXT([.E189]);4;IF(ISTEXT([.F18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dventurous and love to try new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90]);1;IF(ISTEXT([.C190]);2;IF(ISTEXT([.D190]);3;IF(ISTEXT([.E190]);4;IF(ISTEXT([.F1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been accused of being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1]);1;IF(ISTEXT([.C191]);2;IF(ISTEXT([.D191]);3;IF(ISTEXT([.E191]);4;IF(ISTEXT([.F19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rmalcy is in the eye of the behol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92]);1;IF(ISTEXT([.C192]);2;IF(ISTEXT([.D192]);3;IF(ISTEXT([.E192]);4;IF(ISTEXT([.F19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re about other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93]);1;IF(ISTEXT([.C193]);2;IF(ISTEXT([.D193]);3;IF(ISTEXT([.E193]);4;IF(ISTEXT([.F19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push myself to the limits of my capabil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94]);1;IF(ISTEXT([.C194]);2;IF(ISTEXT([.D194]);3;IF(ISTEXT([.E194]);4;IF(ISTEXT([.F19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difficult to get along with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95]);1;IF(ISTEXT([.C195]);2;IF(ISTEXT([.D195]);3;IF(ISTEXT([.E195]);4;IF(ISTEXT([.F19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expect my efforts to be appreciat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96]);1;IF(ISTEXT([.C196]);2;IF(ISTEXT([.D196]);3;IF(ISTEXT([.E196]);4;IF(ISTEXT([.F1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he wealthiest person is a pauper at times, compared to a man with a satisfied mi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97]);1;IF(ISTEXT([.C197]);2;IF(ISTEXT([.D197]);3;IF(ISTEXT([.E197]);4;IF(ISTEXT([.F19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lattery will get you nowhe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98]);1;IF(ISTEXT([.C198]);2;IF(ISTEXT([.D198]);3;IF(ISTEXT([.E198]);4;IF(ISTEXT([.F19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value excitement and am not afraid to take risk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99]);1;IF(ISTEXT([.C199]);2;IF(ISTEXT([.D199]);3;IF(ISTEXT([.E199]);4;IF(ISTEXT([.F1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ational decisions are best, and they require the absolute truth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00]);1;IF(ISTEXT([.C200]);2;IF(ISTEXT([.D200]);3;IF(ISTEXT([.E200]);4;IF(ISTEXT([.F20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islike it when people try to manipulate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1]);1;IF(ISTEXT([.C201]);2;IF(ISTEXT([.D201]);3;IF(ISTEXT([.E201]);4;IF(ISTEXT([.F20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get along with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02]);1;IF(ISTEXT([.C202]);2;IF(ISTEXT([.D202]);3;IF(ISTEXT([.E202]);4;IF(ISTEXT([.F20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ometimes I give up too easi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03]);1;IF(ISTEXT([.C203]);2;IF(ISTEXT([.D203]);3;IF(ISTEXT([.E203]);4;IF(ISTEXT([.F20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honest, fair, and imparti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04]);1;IF(ISTEXT([.C204]);2;IF(ISTEXT([.D204]);3;IF(ISTEXT([.E204]);4;IF(ISTEXT([.F20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mind my manners and am very polit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05]);1;IF(ISTEXT([.C205]);2;IF(ISTEXT([.D205]);3;IF(ISTEXT([.E205]);4;IF(ISTEXT([.F20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important to know the rules, even if you are going to break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06]);1;IF(ISTEXT([.C206]);2;IF(ISTEXT([.D206]);3;IF(ISTEXT([.E206]);4;IF(ISTEXT([.F20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now for a fact that "it's always darkest just before the dawn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07]);1;IF(ISTEXT([.C207]);2;IF(ISTEXT([.D207]);3;IF(ISTEXT([.E207]);4;IF(ISTEXT([.F2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to dive deeply into interesting topic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08]);1;IF(ISTEXT([.C208]);2;IF(ISTEXT([.D208]);3;IF(ISTEXT([.E208]);4;IF(ISTEXT([.F20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Variety is the spice of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09]);1;IF(ISTEXT([.C209]);2;IF(ISTEXT([.D209]);3;IF(ISTEXT([.E209]);4;IF(ISTEXT([.F20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nly my very closest friends have seen my vulnerable sid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10]);1;IF(ISTEXT([.C210]);2;IF(ISTEXT([.D210]);3;IF(ISTEXT([.E210]);4;IF(ISTEXT([.F2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At times I care more for others than I do for myself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11]);1;IF(ISTEXT([.C211]);2;IF(ISTEXT([.D211]);3;IF(ISTEXT([.E211]);4;IF(ISTEXT([.F21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keep things organiz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12]);1;IF(ISTEXT([.C212]);2;IF(ISTEXT([.D212]);3;IF(ISTEXT([.E212]);4;IF(ISTEXT([.F2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re for my friends when they are s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3]);1;IF(ISTEXT([.C213]);2;IF(ISTEXT([.D213]);3;IF(ISTEXT([.E213]);4;IF(ISTEXT([.F2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14]);1;IF(ISTEXT([.C214]);2;IF(ISTEXT([.D214]);3;IF(ISTEXT([.E214]);4;IF(ISTEXT([.F21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lot of anxie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15]);1;IF(ISTEXT([.C215]);2;IF(ISTEXT([.D215]);3;IF(ISTEXT([.E215]);4;IF(ISTEXT([.F2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avoid conflic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16]);1;IF(ISTEXT([.C216]);2;IF(ISTEXT([.D216]);3;IF(ISTEXT([.E216]);4;IF(ISTEXT([.F2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islike loud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17]);1;IF(ISTEXT([.C217]);2;IF(ISTEXT([.D217]);3;IF(ISTEXT([.E217]);4;IF(ISTEXT([.F2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now how to get the things I ne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18]);1;IF(ISTEXT([.C218]);2;IF(ISTEXT([.D218]);3;IF(ISTEXT([.E218]);4;IF(ISTEXT([.F2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some ways, I am a "jack of all trad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19]);1;IF(ISTEXT([.C219]);2;IF(ISTEXT([.D219]);3;IF(ISTEXT([.E219]);4;IF(ISTEXT([.F2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help stray pets find their old home or a new on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0]);1;IF(ISTEXT([.C220]);2;IF(ISTEXT([.D220]);3;IF(ISTEXT([.E220]);4;IF(ISTEXT([.F22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 not like to joke arou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21]);1;IF(ISTEXT([.C221]);2;IF(ISTEXT([.D221]);3;IF(ISTEXT([.E221]);4;IF(ISTEXT([.F2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t's nice to have some control over the work I am do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22]);1;IF(ISTEXT([.C222]);2;IF(ISTEXT([.D222]);3;IF(ISTEXT([.E222]);4;IF(ISTEXT([.F2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ompetit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23]);1;IF(ISTEXT([.C223]);2;IF(ISTEXT([.D223]);3;IF(ISTEXT([.E223]);4;IF(ISTEXT([.F22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insist on making my own decisions, but do so only when I'm good and read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24]);1;IF(ISTEXT([.C224]);2;IF(ISTEXT([.D224]);3;IF(ISTEXT([.E224]);4;IF(ISTEXT([.F2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flexible, but can be a bit stubborn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25]);1;IF(ISTEXT([.C225]);2;IF(ISTEXT([.D225]);3;IF(ISTEXT([.E225]);4;IF(ISTEXT([.F2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eople sometimes tell me I should get out mo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26]);1;IF(ISTEXT([.C226]);2;IF(ISTEXT([.D226]);3;IF(ISTEXT([.E226]);4;IF(ISTEXT([.F2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brutally hones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27]);1;IF(ISTEXT([.C227]);2;IF(ISTEXT([.D227]);3;IF(ISTEXT([.E227]);4;IF(ISTEXT([.F2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keep up with how my friends are do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8]);1;IF(ISTEXT([.C228]);2;IF(ISTEXT([.D228]);3;IF(ISTEXT([.E228]);4;IF(ISTEXT([.F22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trouble saving mone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29]);1;IF(ISTEXT([.C229]);2;IF(ISTEXT([.D229]);3;IF(ISTEXT([.E229]);4;IF(ISTEXT([.F2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believe ideals can make us bett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30]);1;IF(ISTEXT([.C230]);2;IF(ISTEXT([.D230]);3;IF(ISTEXT([.E230]);4;IF(ISTEXT([.F2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break the rul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31]);1;IF(ISTEXT([.C231]);2;IF(ISTEXT([.D231]);3;IF(ISTEXT([.E231]);4;IF(ISTEXT([.F23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style-name="ce33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style-name="ce33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style-name="ce33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27">
          <table:table-cell table:number-columns-repeated="10"/>
        </table:table-row>
        <table:table-row table:style-name="ro5" table:number-rows-repeated="4">
          <table:table-cell table:number-columns-repeated="6"/>
          <table:table-cell table:style-name="ce33"/>
          <table:table-cell table:style-name="ce59" table:number-columns-repeated="2"/>
          <table:table-cell/>
        </table:table-row>
        <table:table-row table:style-name="ro5" table:number-rows-repeated="30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5" calcext:value-type="float">
            <text:p>25</text:p>
          </table:table-cell>
          <table:table-cell table:style-name="ce22" table:formula="of:=([.B303]-20)*0.0125" office:value-type="percentage" office:value="0.0625" calcext:value-type="percentage">
            <text:p>6.25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0145348837209302" calcext:value-type="percentage">
            <text:p>1.45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50" calcext:value-type="float">
            <text:p>50</text:p>
          </table:table-cell>
          <table:table-cell table:style-name="ce22" table:formula="of:=([.B304]-20)*0.0125" office:value-type="percentage" office:value="0.375" calcext:value-type="percentage">
            <text:p>37.5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04]/[.C312])" office:value-type="percentage" office:value="0.0872093023255814" calcext:value-type="percentage">
            <text:p>8.72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75" calcext:value-type="float">
            <text:p>75</text:p>
          </table:table-cell>
          <table:table-cell table:style-name="ce22" table:formula="of:=([.B305]-20)*0.0125" office:value-type="percentage" office:value="0.6875" calcext:value-type="percentage">
            <text:p>68.75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5]/[.C312])" office:value-type="percentage" office:value="0.159883720930233" calcext:value-type="percentage">
            <text:p>15.99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80" calcext:value-type="float">
            <text:p>80</text:p>
          </table:table-cell>
          <table:table-cell table:style-name="ce22" table:formula="of:=([.B306]-20)*0.0125" office:value-type="percentage" office:value="0.75" calcext:value-type="percentage">
            <text:p>7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6]/[.C312])" office:value-type="percentage" office:value="0.174418604651163" calcext:value-type="percentage">
            <text:p>17.44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00" calcext:value-type="float">
            <text:p>100</text:p>
          </table:table-cell>
          <table:table-cell table:style-name="ce22" table:formula="of:=([.B307]-20)*0.0125" office:value-type="percentage" office:value="1" calcext:value-type="percentage">
            <text:p>100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32558139534884" calcext:value-type="percentage">
            <text:p>23.26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3" calcext:value-type="float">
            <text:p>23</text:p>
          </table:table-cell>
          <table:table-cell table:style-name="ce22" table:formula="of:=([.B308]-20)*0.0125" office:value-type="percentage" office:value="0.0375" calcext:value-type="percentage">
            <text:p>3.75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0872093023255814" calcext:value-type="percentage">
            <text:p>0.87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37" calcext:value-type="float">
            <text:p>37</text:p>
          </table:table-cell>
          <table:table-cell table:style-name="ce22" table:formula="of:=([.B309]-20)*0.0125" office:value-type="percentage" office:value="0.2125" calcext:value-type="percentage">
            <text:p>21.2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494186046511628" calcext:value-type="percentage">
            <text:p>4.94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57" calcext:value-type="float">
            <text:p>57</text:p>
          </table:table-cell>
          <table:table-cell table:style-name="ce22" table:formula="of:=([.B310]-20)*0.0125" office:value-type="percentage" office:value="0.4625" calcext:value-type="percentage">
            <text:p>46.25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10]/[.C312])" office:value-type="percentage" office:value="0.107558139534884" calcext:value-type="percentage">
            <text:p>10.76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77" calcext:value-type="float">
            <text:p>77</text:p>
          </table:table-cell>
          <table:table-cell table:style-name="ce22" table:formula="of:=([.B311]-20)*0.0125" office:value-type="percentage" office:value="0.7125" calcext:value-type="percentage">
            <text:p>71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11]/[.C312])" office:value-type="percentage" office:value="0.165697674418605" calcext:value-type="percentage">
            <text:p>16.57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4.3" calcext:value-type="percentage">
            <text:p>430.0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66];[.J83];[.J118];[.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I72];[.I88];[.I96];[.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29];[.J111];[.J155];[.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6];[.J17];[.J68];[.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35];[.J45];[.J53];[.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26];[.J46];[.J62];[.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67];[.J84];[.J152];[.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5];[.J41];[.J107];[.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2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9-45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;[.J212])" office:value-type="float" office:value="9" calcext:value-type="float">
            <text:p>9</text:p>
          </table:table-cell>
          <table:table-cell table:style-name="ce22" table:formula="of:=([.B339]-9)*0.027778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13];[.J22];[.J31];[.J58];[.J74];[.J109];[.J143];[.J161];[.J202])" office:value-type="float" office:value="18" calcext:value-type="float">
            <text:p>18</text:p>
          </table:table-cell>
          <table:table-cell table:style-name="ce22" table:formula="of:=([.B340]-9)*0.027778" office:value-type="percentage" office:value="0.250002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731707317073171" calcext:value-type="percentage">
            <text:p>7.32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7];[.J15];[.J24];[.J43];[.J55];[.J64];[.J131];[.J181];[.J214])" office:value-type="float" office:value="27" calcext:value-type="float">
            <text:p>27</text:p>
          </table:table-cell>
          <table:table-cell table:style-name="ce22" table:formula="of:=([.B341]-9)*0.027778" office:value-type="percentage" office:value="0.500004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46341463414634" calcext:value-type="percentage">
            <text:p>14.63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J12];[.J21];[.J65];[.J73];[.J92];[.J103];[.J137];[.J146])" office:value-type="float" office:value="32" calcext:value-type="float">
            <text:p>32</text:p>
          </table:table-cell>
          <table:table-cell table:style-name="ce22" table:formula="of:=([.B342]-9)*0.027778" office:value-type="percentage" office:value="0.638894" calcext:value-type="percentage">
            <text:p>63.89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86991869918699" calcext:value-type="percentage">
            <text:p>18.70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J33];[.J40];[.J48];[.J56];[.J78];[.J116];[.J149];[.J158])" office:value-type="float" office:value="40" calcext:value-type="float">
            <text:p>40</text:p>
          </table:table-cell>
          <table:table-cell table:style-name="ce22" table:formula="of:=([.B343]-9)*0.027778" office:value-type="percentage" office:value="0.861118" calcext:value-type="percentage">
            <text:p>86.11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2032520325203" calcext:value-type="percentage">
            <text:p>25.20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J10];[.J18];[.J27];[.J63];[.J86];[.J110];[.J139];[.J175])" office:value-type="float" office:value="9" calcext:value-type="float">
            <text:p>9</text:p>
          </table:table-cell>
          <table:table-cell table:style-name="ce22" table:formula="of:=([.B344]-9)*0.027778" office:value-type="percentage" office:value="0" calcext:value-type="percentage">
            <text:p>0.00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" calcext:value-type="percentage">
            <text:p>0.00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J16];[.J37];[.J89];[.J98];[.J114];[.J125];[.J162];[.J179])" office:value-type="float" office:value="15" calcext:value-type="float">
            <text:p>15</text:p>
          </table:table-cell>
          <table:table-cell table:style-name="ce22" table:formula="of:=([.B345]-9)*0.027778" office:value-type="percentage" office:value="0.166668" calcext:value-type="percentage">
            <text:p>16.67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5]/[.C348])" office:value-type="percentage" office:value="0.0487804878048781" calcext:value-type="percentage">
            <text:p>4.88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J30];[.J75];[.J117];[.J128];[.J136];[.J160];[.J168];[.J176])" office:value-type="float" office:value="23" calcext:value-type="float">
            <text:p>23</text:p>
          </table:table-cell>
          <table:table-cell table:style-name="ce22" table:formula="of:=([.B346]-9)*0.027778" office:value-type="percentage" office:value="0.388892" calcext:value-type="percentage">
            <text:p>38.89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46]/[.C348])" office:value-type="percentage" office:value="0.113821138211382" calcext:value-type="percentage">
            <text:p>11.38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14];[.J61];[.J81];[.J90];[.J150];[.J159];[.J169];[.J178])" office:value-type="float" office:value="31" calcext:value-type="float">
            <text:p>31</text:p>
          </table:table-cell>
          <table:table-cell table:style-name="ce22" table:formula="of:=([.B347]-9)*0.027778" office:value-type="percentage" office:value="0.611116" calcext:value-type="percentage">
            <text:p>61.11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A Little High" calcext:value-type="string">
            <text:p>A Little High</text:p>
          </table:table-cell>
          <table:table-cell table:style-name="ce27" table:formula="of:=([.C347]/[.C348])" office:value-type="percentage" office:value="0.178861788617886" calcext:value-type="percentage">
            <text:p>17.89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416694" calcext:value-type="percentage">
            <text:p>341.67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8">² With (81/9)=9 items for each type, the Lowest possible Raw Score is (9*1)=9</text:span>, and the Highest possible Raw Score is (9*5)=45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12-6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;[.J191];[.J204];[.J221];[.J230])" office:value-type="float" office:value="12" calcext:value-type="float">
            <text:p>12</text:p>
          </table:table-cell>
          <table:table-cell table:style-name="ce22" table:formula="of:=([.B357]-12)*0.02083333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39];[.J49];[.J91];[.J100];[.J126];[.J153];[.J170];[.J182];[.J193];[.J211];[.J220];[.J228])" office:value-type="float" office:value="24" calcext:value-type="float">
            <text:p>24</text:p>
          </table:table-cell>
          <table:table-cell table:style-name="ce22" table:formula="of:=([.B358]-12)*0.02083333" office:value-type="percentage" office:value="0.24999996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105263157894737" calcext:value-type="percentage">
            <text:p>10.53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34];[.J80];[.J104];[.J113];[.J122];[.J140];[.J151];[.J163];[.J187];[.J196];[.J205];[.J223])" office:value-type="float" office:value="36" calcext:value-type="float">
            <text:p>36</text:p>
          </table:table-cell>
          <table:table-cell table:style-name="ce22" table:formula="of:=([.B359]-12)*0.02083333" office:value-type="percentage" office:value="0.49999992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210526315789474" calcext:value-type="percentage">
            <text:p>21.05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38];[.J47];[.J57];[.J82];[.J120];[.J129];[.J164];[.J172])" office:value-type="float" office:value="32" calcext:value-type="float">
            <text:p>32</text:p>
          </table:table-cell>
          <table:table-cell table:style-name="ce22" table:formula="of:=([.B360]-12)*0.02083333" office:value-type="percentage" office:value="0.4166666" calcext:value-type="percentage">
            <text:p>41.67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60]/[.C366])" office:value-type="percentage" office:value="0.175438596491228" calcext:value-type="percentage">
            <text:p>17.54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25];[.J87];[.J97];[.J105];[.J132];[.J141];[.J167];[.J177])" office:value-type="float" office:value="40" calcext:value-type="float">
            <text:p>40</text:p>
          </table:table-cell>
          <table:table-cell table:style-name="ce22" table:formula="of:=([.B361]-12)*0.02083333" office:value-type="percentage" office:value="0.58333324" calcext:value-type="percentage">
            <text:p>58.33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A Little High" calcext:value-type="string">
            <text:p>A Little High</text:p>
          </table:table-cell>
          <table:table-cell table:style-name="ce22" table:formula="of:=([.C361]/[.C366])" office:value-type="percentage" office:value="0.245614035087719" calcext:value-type="percentage">
            <text:p>24.56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94];[.J102];[.J119];[.J127];[.J148];[.J157];[.J165];[.J183])" office:value-type="float" office:value="9" calcext:value-type="float">
            <text:p>9</text:p>
          </table:table-cell>
          <table:table-cell table:style-name="ce22" table:formula="of:=([.B362]-12)*0.02083333" office:value-type="percentage" office:value="-0.06249999" calcext:value-type="percentage">
            <text:p>-6.25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-0.0263157894736842" calcext:value-type="percentage">
            <text:p>-2.63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8];[.J54];[.J70];[.J79];[.J134];[.J145];[.J154];[.J171])" office:value-type="float" office:value="15" calcext:value-type="float">
            <text:p>15</text:p>
          </table:table-cell>
          <table:table-cell table:style-name="ce22" table:formula="of:=([.B363]-12)*0.02083333" office:value-type="percentage" office:value="0.06249999" calcext:value-type="percentage">
            <text:p>6.25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3]/[.C366])" office:value-type="percentage" office:value="0.0263157894736842" calcext:value-type="percentage">
            <text:p>2.63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11];[.J20];[.J42];[.J50];[.J59];[.J95];[.J108];[.J144])" office:value-type="float" office:value="23" calcext:value-type="float">
            <text:p>23</text:p>
          </table:table-cell>
          <table:table-cell table:style-name="ce22" table:formula="of:=([.B364]-12)*0.02083333" office:value-type="percentage" office:value="0.22916663" calcext:value-type="percentage">
            <text:p>22.92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Low" calcext:value-type="string">
            <text:p>Low</text:p>
          </table:table-cell>
          <table:table-cell table:style-name="ce22" table:formula="of:=([.C364]/[.C366])" office:value-type="percentage" office:value="0.0964912280701754" calcext:value-type="percentage">
            <text:p>9.65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23];[.J32];[.J51];[.J71];[.J99];[.J115];[.J123];[.J133])" office:value-type="float" office:value="31" calcext:value-type="float">
            <text:p>31</text:p>
          </table:table-cell>
          <table:table-cell table:style-name="ce22" table:formula="of:=([.B365]-12)*0.02083333" office:value-type="percentage" office:value="0.39583327" calcext:value-type="percentage">
            <text:p>39.58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A Little Low" calcext:value-type="string">
            <text:p>A Little Low</text:p>
          </table:table-cell>
          <table:table-cell table:style-name="ce27" table:formula="of:=([.C365]/[.C366])" office:value-type="percentage" office:value="0.166666666666667" calcext:value-type="percentage">
            <text:p>16.67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2.37499962" calcext:value-type="percentage">
            <text:p>237.50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8">² With (108/9)=12 items for each type, the Lowest possible Raw Score is (12*1)=12</text:span>, and the Highest possible Raw Score is (12*5)=6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1048204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5-225_items-with_extras'.A7:'combo-5-225_items-with_extras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6:51:24.005344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6T16:55:26.191680767</dc:date>
    <meta:editing-duration>P1DT21H46M7S</meta:editing-duration>
    <meta:editing-cycles>213</meta:editing-cycles>
    <meta:document-statistic meta:table-count="1" meta:cell-count="1628" meta:object-count="0"/>
  </office:meta>
</office:document-meta>
</file>